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ceb1" officeooo:paragraph-rsid="0008ceb1" style:font-weight-asian="bold" style:font-weight-complex="bold"/>
    </style:style>
    <style:style style:name="P2" style:family="paragraph" style:parent-style-name="Standard">
      <style:text-properties fo:font-weight="normal" officeooo:rsid="0008ceb1" officeooo:paragraph-rsid="0008ceb1" style:font-weight-asian="normal" style:font-weight-complex="normal"/>
    </style:style>
    <style:style style:name="P3" style:family="paragraph" style:parent-style-name="Standard">
      <style:text-properties fo:font-weight="normal" officeooo:rsid="000a0e40" officeooo:paragraph-rsid="000a0e40" style:font-weight-asian="normal" style:font-weight-complex="normal"/>
    </style:style>
    <style:style style:name="P4" style:family="paragraph" style:parent-style-name="Standard">
      <style:text-properties fo:font-weight="normal" officeooo:rsid="000b93da" officeooo:paragraph-rsid="000b93da" style:font-weight-asian="normal" style:font-weight-complex="normal"/>
    </style:style>
    <style:style style:name="P5" style:family="paragraph" style:parent-style-name="Standard">
      <style:text-properties fo:font-weight="normal" officeooo:rsid="000d503b" officeooo:paragraph-rsid="000d503b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b93da" officeooo:paragraph-rsid="000b93d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bf6b3" officeooo:paragraph-rsid="000bf6b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0b93da" officeooo:paragraph-rsid="000b93da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tyle="normal" fo:font-weight="normal" officeooo:rsid="000d503b" officeooo:paragraph-rsid="000d503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1870b" officeooo:paragraph-rsid="0011870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cf488" officeooo:paragraph-rsid="001cf48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tyle="normal" fo:font-weight="normal" officeooo:rsid="000b93da" officeooo:paragraph-rsid="000b93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tyle="normal" fo:font-weight="normal" officeooo:rsid="000bf6b3" officeooo:paragraph-rsid="000b93d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tyle="normal" fo:font-weight="normal" officeooo:rsid="000e6cb8" officeooo:paragraph-rsid="000e6cb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tyle="normal" fo:font-weight="normal" officeooo:rsid="000e6cb8" officeooo:paragraph-rsid="00203a2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tyle="normal" fo:font-weight="normal" officeooo:rsid="001076ca" officeooo:paragraph-rsid="001076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tyle="italic" fo:font-weight="normal" officeooo:rsid="0011870b" officeooo:paragraph-rsid="0011870b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text-line-through-style="none" style:text-line-through-type="none" fo:font-style="italic" fo:font-weight="normal" officeooo:rsid="0011870b" officeooo:paragraph-rsid="00203a2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fo:font-weight="normal" officeooo:rsid="001374a7" officeooo:paragraph-rsid="000b93d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076ca" officeooo:paragraph-rsid="001076c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1870b" officeooo:paragraph-rsid="00203a2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weight="normal" officeooo:rsid="000b93da" officeooo:paragraph-rsid="000b93da" style:font-weight-asian="normal" style:font-weight-complex="normal"/>
    </style:style>
    <style:style style:name="T1" style:family="text">
      <style:text-properties officeooo:rsid="0009a122"/>
    </style:style>
    <style:style style:name="T2" style:family="text">
      <style:text-properties officeooo:rsid="000aeaac"/>
    </style:style>
    <style:style style:name="T3" style:family="text">
      <style:text-properties officeooo:rsid="000b93da"/>
    </style:style>
    <style:style style:name="T4" style:family="text">
      <style:text-properties style:text-line-through-style="solid" style:text-line-through-type="single" fo:font-style="normal" style:font-style-asian="normal" style:font-style-complex="normal"/>
    </style:style>
    <style:style style:name="T5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fo:font-style="normal" style:font-style-asian="normal" style:font-style-complex="normal"/>
    </style:style>
    <style:style style:name="T8" style:family="text">
      <style:text-properties style:text-line-through-style="none" style:text-line-through-type="none" fo:font-style="normal" officeooo:rsid="000bf6b3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0014d8cd" style:font-style-asian="normal" style:font-style-complex="normal"/>
    </style:style>
    <style:style style:name="T10" style:family="text">
      <style:text-properties style:text-line-through-style="none" style:text-line-through-type="none" officeooo:rsid="000d503b"/>
    </style:style>
    <style:style style:name="T11" style:family="text">
      <style:text-properties style:text-line-through-style="none" style:text-line-through-type="none" officeooo:rsid="000bf6b3"/>
    </style:style>
    <style:style style:name="T12" style:family="text">
      <style:text-properties officeooo:rsid="0011870b"/>
    </style:style>
    <style:style style:name="T13" style:family="text">
      <style:text-properties officeooo:rsid="0015ca06"/>
    </style:style>
    <style:style style:name="T14" style:family="text">
      <style:text-properties officeooo:rsid="001df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rbereitung: Browser mit links<text:span text:style-name="T12">(watermark github)</text:span>, python mit .venv</text:p>
      <text:p text:style-name="P1">Warum jeder Programmieren lernen sollte</text:p>
      <text:p text:style-name="P5">(GEHEN)</text:p>
      <text:p text:style-name="P2">Ich <text:span text:style-name="T1">werde</text:span> die Frage im Titel gleich am Anfang beantworten und euch danach zeigen, warum ich dass so sehe.</text:p>
      <text:p text:style-name="P2">(Informatik Studenten)</text:p>
      <text:p text:style-name="P2"/>
      <text:p text:style-name="P3">Lernen ist übertrieben, ABER kleines Programm schreiben</text:p>
      <text:p text:style-name="P2">- <text:span text:style-name="T2">wissen, was möglich ist</text:span></text:p>
      <text:p text:style-name="P2">- <text:span text:style-name="T2">Zeit sparen (1 mal automatisieren statt 100 mal per Hand) + Spaß</text:span></text:p>
      <text:p text:style-name="P4">- nicht so schwer, “Angst” überwunden (Studium, große Projekte sind komplex, kleine gehen relativ leicht)</text:p>
      <text:p text:style-name="P4"/>
      <text:p text:style-name="P6">gleich Zeigen, davor noch was wir zum Programmieren brauchen.</text:p>
      <text:p text:style-name="P6">Schonmal von verschiedenen Programmiersprachen gehört</text:p>
      <text:p text:style-name="P2"/>
      <text:p text:style-name="P4">Python</text:p>
      <text:p text:style-name="P4">- Funktioniert (hier Linux, Win/Mac)</text:p>
      <text:p text:style-name="P2">- <text:span text:style-name="T3">in jedem Editor (Windows Notepad)</text:span></text:p>
      <text:p text:style-name="P2">- <text:span text:style-name="T3">Anfängerfreundlich: relativ leicht Lesbar</text:span></text:p>
      <text:p text:style-name="P2">- <text:span text:style-name="T3">viel online, auch fertiger Code (später)</text:span></text:p>
      <text:p text:style-name="P2"/>
      <text:p text:style-name="P4">1. Bsp: Einzelne schon gemacht: eigene Bilder mit text/Bild überlegen (Wasserzeichen) =&gt; 1 OK, <text:span text:style-name="T4">100</text:span></text:p>
      <text:p text:style-name="P12">Internet → erster link → In eine Datei geschrieben ausgeführt</text:p>
      <text:p text:style-name="P12">gut, hätte gerne mein Logo → gleiche Suche ein paar links weiter</text:p>
      <text:p text:style-name="P4"><text:span text:style-name="T7">live showcase: web1 text(fragen) ändern, </text:span><text:span text:style-name="T8">web2, </text:span><text:span text:style-name="T9">(ZEIT) </text:span><text:span text:style-name="T8">opacity, folder</text:span></text:p>
      <text:p text:style-name="P15"/>
      <text:p text:style-name="P18">Am Anfang etwas von fertigem Code gesagt</text:p>
      <text:p text:style-name="P21"/>
      <text:p text:style-name="P21">Bild: github: Platform (~30Mil öffentlichen Projekten)</text:p>
      <text:p text:style-name="P21">Website + <text:span text:style-name="T13">(ZEIT) </text:span>showcase</text:p>
      <text:p text:style-name="P19"><text:span text:style-name="T11">Durchsichtig noch nicht möglich: Könntet ihr jetzt alle Einbauen</text:span></text:p>
      <text:p text:style-name="P13"/>
      <text:p text:style-name="P7"><text:span text:style-name="T10">(GEHEN) </text:span><text:span text:style-name="T6">Was, wenn </text:span><text:span text:style-name="T10">ihr keine Vorlage im Internet findet</text:span></text:p>
      <text:p text:style-name="P9"><text:span text:style-name="T6">(ChatGPT)</text:span></text:p>
      <text:p text:style-name="P5"><text:span text:style-name="T7">QR Code erstellen: </text:span><text:span text:style-name="T5">Website</text:span><text:span text:style-name="T7">: bei vielen nervig, nicht automatisierbar</text:span></text:p>
      <text:p text:style-name="P14">Eingegeben, Ausprobiert → Fehler → ChatGPT</text:p>
      <text:p text:style-name="P14"/>
      <text:p text:style-name="P14">live showcase: (.link), Nachfragen</text:p>
      <text:p text:style-name="P16">Automatisieren euch überlassen:</text:p>
      <text:p text:style-name="P16">- Links zu allen Videos in YT Playlist</text:p>
      <text:p text:style-name="P20"><text:span text:style-name="T6">- </text:span></text:p>
      <text:p text:style-name="P10"/>
      <text:p text:style-name="P10">(GEHEN)</text:p>
      <text:p text:style-name="P10">Vielleicht habt ihr jetzt selbst noch ander<text:span text:style-name="T14">e</text:span> Ideen, wie ihr euch durch ein kleines Programm viel Zeit sparen könntet.</text:p>
      <text:p text:style-name="P11">Wichtigsten Infos gibts im Handout.</text:p>
      <text:p text:style-name="P10">Wenn ich euch dabei helfen kann, könnt ihr euch immer bei mir meld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4:15:17.039763039</meta:creation-date>
    <dc:date>2024-04-18T15:43:50.361436528</dc:date>
    <meta:editing-duration>PT1H11M43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264" meta:character-count="1747" meta:non-whitespace-character-count="1518"/>
  </office:meta>
</office:document-meta>
</file>